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.318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8" style:family="paragraph">
      <style:paragraph-properties fo:margin-left="0cm" fo:margin-right="0cm" fo:margin-top="0cm" fo:margin-bottom="0cm" fo:text-indent="0.318cm" style:text-autospace="none"/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P9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1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3.063cm" svg:x="1.27cm" svg:y="0.508cm">
          <draw:text-box>
            <text:p text:style-name="P3"><text:span text:style-name="T3">EPISTLE</text:span></text:p>
            <text:p text:style-name="P3"><text:span text:style-name="T4">1 Corinthians 15:21–26, 30–4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6"><text:span text:style-name="T5">21</text:span><text:span text:style-name="T6">For as by a man came death, by a man has come also the resurrection of the dead. </text:span><text:span text:style-name="T5">22</text:span><text:span text:style-name="T6">For as in Adam all die, so also in Christ shall all be made aliv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3.257cm" svg:x="1.27cm" svg:y="0.508cm">
          <draw:text-box>
            <text:p text:style-name="P6"><text:span text:style-name="T5">23</text:span><text:span text:style-name="T6">But each in his own order: Christ the firstfruits, then at his coming those who belong to Christ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6"><text:span text:style-name="T7">24</text:span><text:span text:style-name="T8">Then comes the end, when he delivers the kingdom to God the Father after destroying every rule and every authority and power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7"><text:span text:style-name="T7">25</text:span><text:span text:style-name="T8">For he must reign until he has put all his enemies under his feet. </text:span><text:span text:style-name="T7">26</text:span><text:span text:style-name="T8">The last enemy to be destroyed is death. </text:span><text:span text:style-name="T5">30</text:span><text:span text:style-name="T6">Why am I in danger every hour?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7"><text:span text:style-name="T5">31</text:span><text:span text:style-name="T6">I protest, brothers, by my pride in you, which I have in Christ Jesus our Lord, I die every day! </text:span><text:span text:style-name="T5">32</text:span><text:span text:style-name="T6">What do I gain if, humanly speaking, I fought with beasts at Ephesus?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7"><text:span text:style-name="T6">If the dead are not raised, “Let us eat and drink, for tomorrow we die.” </text:span><text:span text:style-name="T5">33</text:span><text:span text:style-name="T6">Do not be deceived: “Bad company ruins good morals.”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7"><text:span text:style-name="T5"><text:s/></text:span><text:span text:style-name="T5">34</text:span><text:span text:style-name="T6">Wake up from your drunken stupor, as is right, and do not go on sinning. For some have no knowledge of God. I say this to your sham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7"><text:span text:style-name="T5">35</text:span><text:span text:style-name="T6">But someone will ask, “How are the dead raised? With what kind of body do they come?” </text:span><text:span text:style-name="T5">36</text:span><text:span text:style-name="T6">You foolish person! What you sow does not come to life unless it dies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7"><text:span text:style-name="T5">37</text:span><text:span text:style-name="T6">And what you sow is not the body that is to be, but a bare kernel, perhaps of wheat or of some other grain. </text:span><text:span text:style-name="T5">38</text:span><text:span text:style-name="T6">But God gives it a body as he has chosen, and to each kind of seed its own bod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7"><text:span text:style-name="T7">39</text:span><text:span text:style-name="T9">For not all flesh is the same, but there is one kind for humans, another for animals, another for birds, and another for fish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7"><text:span text:style-name="T7">40</text:span><text:span text:style-name="T9">There are heavenly bodies and earthly bodies, but the glory of the heavenly is of one kind, and the glory of the earthly is of another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9" draw:layer="layout" svg:width="25.4cm" svg:height="4.76cm" svg:x="1.27cm" svg:y="0.508cm">
          <draw:text-box>
            <text:p text:style-name="P8"><text:span text:style-name="T5">41</text:span><text:span text:style-name="T6">There is one glory of the sun, and another glory of the moon, and another glory of the stars; for star differs from star in glor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9" draw:layer="layout" svg:width="25.4cm" svg:height="4.76cm" svg:x="1.27cm" svg:y="0.508cm">
          <draw:text-box>
            <text:p text:style-name="P8"><text:span text:style-name="T5">42</text:span><text:span text:style-name="T6">So is it with the resurrection of the dead. What is sown is perishable; what is raised is imperishable.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0:35:25.850000000</meta:creation-date>
    <dc:title>Christ_Easter</dc:title>
    <meta:editing-duration>PT5M29S</meta:editing-duration>
    <meta:editing-cycles>2</meta:editing-cycles>
    <meta:generator>LibreOffice/6.1.3.2$Windows_X86_64 LibreOffice_project/86daf60bf00efa86ad547e59e09d6bb77c699acb</meta:generator>
    <dc:date>2019-02-19T21:32:45.062000000</dc:date>
    <meta:document-statistic meta:object-count="78"/>
  </office:meta>
</office:document-meta>
</file>